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dure precise </text:p>
      <text:p text:style-name="Standard"/>
      <text:p text:style-name="Standard">Ground portion- hit em on airspace- Had to drag it out of airspace. </text:p>
      <text:p text:style-name="Standard"/>
      <text:p text:style-name="Standard">Good on signage </text:p>
      <text:p text:style-name="Standard"/>
      <text:p text:style-name="Standard">good on knowing airport signs </text:p>
      <text:p text:style-name="Standard"/>
      <text:p text:style-name="Standard">good short field</text:p>
      <text:p text:style-name="Standard"/>
      <text:p text:style-name="Standard">Turn out with more altitude. </text:p>
      <text:p text:style-name="Standard"/>
      <text:p text:style-name="Standard">More familiarity with foreflight. </text:p>
      <text:p text:style-name="Standard"/>
      <text:p text:style-name="Standard">Throttle with nose down and </text:p>
      <text:p text:style-name="Standard"/>
      <text:p text:style-name="Standard">in the blue throttle through then nose down. <text:line-break/><text:line-break/>In the brown throttle down. </text:p>
      <text:p text:style-name="Standard"/>
      <text:p text:style-name="Standard">On the stalls make sure you get your vector up. </text:p>
      <text:p text:style-name="Standard"/>
      <text:p text:style-name="Standard">Power off stalls- Be more on the flaps. And full throttle on recovery. </text:p>
      <text:p text:style-name="Standard"/>
      <text:p text:style-name="Standard">Turns in slow flight- watch your standard rate turns. </text:p>
      <text:p text:style-name="Standard"/>
      <text:p text:style-name="Standard">60 to one rule. At 60 mph 10 degree of crab means a 10 kt cross wind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3-05-04T12:40:30.78</meta:creation-date>
    <meta:generator>OpenOffice/4.1.11$Win32 OpenOffice.org_project/4111m1$Build-9808</meta:generator>
    <meta:document-statistic meta:table-count="0" meta:image-count="0" meta:object-count="0" meta:page-count="1" meta:paragraph-count="13" meta:word-count="102" meta:character-count="557"/>
    <dc:date>2023-05-04T13:14:28.54</dc:date>
    <dc:creator>Blake Stanger</dc:creator>
    <meta:editing-duration>PT33M59S</meta:editing-duration>
    <meta:editing-cycles>1</meta:editing-cycles>
  </office:meta>
</office:document-meta>
</file>